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Tapetruller pr. Stk.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/>
          <table:table-cell office:value-type="string">
            <text:p>Tiliters malingspann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/>
          <table:table-cell office:value-type="string">
            <text:p>Pensel</text:p>
          </table:table-cell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string">
            <text:p>Diverse verktøy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/>
          <table:table-cell office:value-type="string">
            <text:p>Sum av handleliste</text:p>
          </table:table-cell>
          <table:table-cell table:formula="of:=([.C2]*5)+([.C3]*2)+([.C4]*2)+([.C5]-0.3)" office:value-type="float" office:value="3109.7">
            <text:p>3109,7</text:p>
          </table:table-cell>
        </table:table-row>
        <table:table-row table:style-name="ro1">
          <table:table-cell/>
          <table:table-cell office:value-type="string">
            <text:p>De jeg måtte betale til slutt i hele kroner</text:p>
          </table:table-cell>
          <table:table-cell table:style-name="ce1" table:formula="of:=[.C6]-200" office:value-type="float" office:value="2909.7">
            <text:p>2910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.11.2012</text:date>, <text:time>18:07:2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7T17:49:41.16</meta:creation-date>
    <dc:date>2012-11-27T18:07:29.69</dc:date>
    <meta:editing-duration>PT17M49S</meta:editing-duration>
    <meta:editing-cycles>2</meta:editing-cycles>
    <meta:generator>OpenOffice.org/3.3$Win32 OpenOffice.org_project/330m20$Build-9567</meta:generator>
    <meta:print-date>2012-11-27T18:01:55.61</meta:print-date>
    <meta:document-statistic meta:table-count="3" meta:cell-count="12" meta:object-count="0"/>
  </office:meta>
</office:document-meta>
</file>